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text-properties officeooo:rsid="000ef8bc" officeooo:paragraph-rsid="000ef8bc"/>
    </style:style>
    <style:style style:name="P9" style:family="paragraph" style:parent-style-name="Text_20_body">
      <style:paragraph-properties fo:margin-left="0cm" fo:margin-right="0.132cm" fo:text-indent="0cm" style:auto-text-indent="false"/>
    </style:style>
    <style:style style:name="P10" style:family="paragraph" style:parent-style-name="Text_20_body">
      <style:paragraph-properties fo:margin-top="0cm" fo:margin-bottom="0cm" loext:contextual-spacing="false"/>
    </style:style>
    <style:style style:name="P11" style:family="paragraph" style:parent-style-name="Text_20_body" style:list-style-name="L1">
      <style:paragraph-properties fo:margin-top="0cm" fo:margin-bottom="0cm" loext:contextual-spacing="false"/>
    </style:style>
    <style:style style:name="P12" style:family="paragraph" style:parent-style-name="Text_20_body" style:list-style-name="L2">
      <style:paragraph-properties fo:margin-top="0cm" fo:margin-bottom="0cm" loext:contextual-spacing="false"/>
    </style:style>
    <style:style style:name="P13" style:family="paragraph" style:parent-style-name="Text_20_body" style:list-style-name="L3">
      <style:paragraph-properties fo:margin-top="0cm" fo:margin-bottom="0cm" loext:contextual-spacing="false"/>
    </style:style>
    <style:style style:name="P14" style:family="paragraph" style:parent-style-name="Text_20_body" style:list-style-name="L4">
      <style:paragraph-properties fo:margin-top="0cm" fo:margin-bottom="0cm" loext:contextual-spacing="false"/>
    </style:style>
    <style:style style:name="P15" style:family="paragraph" style:parent-style-name="Text_20_body" style:list-style-name="L5">
      <style:paragraph-properties fo:margin-top="0cm" fo:margin-bottom="0cm" loext:contextual-spacing="false"/>
    </style:style>
    <style:style style:name="P16" style:family="paragraph" style:parent-style-name="Text_20_body" style:list-style-name="L6">
      <style:paragraph-properties fo:margin-top="0cm" fo:margin-bottom="0cm" loext:contextual-spacing="false"/>
    </style:style>
    <style:style style:name="P17" style:family="paragraph" style:parent-style-name="Text_20_body" style:list-style-name="L7">
      <style:paragraph-properties fo:margin-top="0cm" fo:margin-bottom="0cm" loext:contextual-spacing="false"/>
    </style:style>
    <style:style style:name="P18" style:family="paragraph" style:parent-style-name="Text_20_body" style:list-style-name="L8">
      <style:paragraph-properties fo:margin-top="0cm" fo:margin-bottom="0cm" loext:contextual-spacing="false"/>
    </style:style>
    <style:style style:name="P19" style:family="paragraph" style:parent-style-name="Text_20_body">
      <style:paragraph-properties fo:margin-left="0cm" fo:margin-right="0cm" fo:margin-top="0cm" fo:margin-bottom="0cm" loext:contextual-spacing="false" fo:text-align="center" style:justify-single-word="false" fo:text-indent="0cm" style:auto-text-indent="false"/>
    </style:style>
    <style:style style:name="T1" style:family="text">
      <style:text-properties loext:padding="0cm" loext:border="non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apply-filter="true" form:method="post" form:control-implementation="ooo:com.sun.star.form.component.Form" office:target-frame="" xlink:href="https://career.guru99.com/wp-comments-post.php"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career.guru99.com/wp-comments-post.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s://career.guru99.com/top-12-jenkin-interview-questions/" text:style-name="Internet_20_link" text:visited-style-name="Visited_20_Internet_20_Link"/></text:h>
      <text:h text:style-name="Heading_20_1" text:outline-level="1"><text:a xlink:type="simple" xlink:href="https://career.guru99.com/top-12-jenkin-interview-questions/" text:style-name="Internet_20_link" text:visited-style-name="Visited_20_Internet_20_Link">Top 12 JENKINS Interview Questions &amp; Answers </text:a></text:h>
      <text:p text:style-name="P9"><text:bookmark text:name="aswift_0_expand"/><text:bookmark text:name="aswift_0_anchor"/><text:span text:style-name="Strong_20_Emphasis">1) Mention what is Jenkins?</text:span></text:p>
      <text:p text:style-name="Text_20_body">Jenkins is an open source tool with plugin built for continuous integration purpose.  The principle functionality of Jenkins is to keep a track of version control system and to initiate and monitor a build system if changes occur. It monitors the whole process and provides reports and notifications to alert.</text:p>
      <text:p text:style-name="Text_20_body"><text:span text:style-name="Strong_20_Emphasis">2) Explain what is continuous integration?</text:span></text:p>
      <text:p text:style-name="Text_20_body">In software development, when multiple developers or teams are working on different segments of same web application, we need to perform integration test by integrating all modules.  In order to do that an automated process for each piece of code is performed on daily bases so that all your code get tested.</text:p>
      <text:p text:style-name="Text_20_body"><text:span text:style-name="Strong_20_Emphasis">3) What is the requirement for using Jenkins?</text:span></text:p>
      <text:p text:style-name="Text_20_body">To use Jenkins you require</text:p>
      <text:list xml:id="list1551343741203826384" text:style-name="L1">
        <text:list-item>
          <text:p text:style-name="P11">A source code repository which is accessible, for instance, a Git repository </text:p>
        </text:list-item>
        <text:list-item>
          <text:p text:style-name="P1">A working build script, e.g., a Maven script, checked into the repository </text:p>
        </text:list-item>
      </text:list>
      <text:p text:style-name="Text_20_body"><text:span text:style-name="Strong_20_Emphasis">4) Mention what are the advantages of Jenkins?</text:span></text:p>
      <text:p text:style-name="Text_20_body">Advantage of Jenkins include</text:p>
      <text:list xml:id="list2199889044786143145" text:style-name="L2">
        <text:list-item>
          <text:p text:style-name="P12">At integration stage, build failures are cached </text:p>
        </text:list-item>
        <text:list-item>
          <text:p text:style-name="P12">For each code commit changes an automatic build report notification generates </text:p>
        </text:list-item>
        <text:list-item>
          <text:p text:style-name="P12">To notify developers about build report success or failure, it is integrated with LDAP mail server </text:p>
        </text:list-item>
        <text:list-item>
          <text:p text:style-name="P12">Achieves continuous integration agile development and test driven development </text:p>
        </text:list-item>
        <text:list-item>
          <text:p text:style-name="P12">With simple steps, maven release project is automated </text:p>
        </text:list-item>
        <text:list-item>
          <text:p text:style-name="P2">Easy tracking of bugs at early stage in development environment than production </text:p>
        </text:list-item>
      </text:list>
      <text:p text:style-name="Text_20_body"><text:span text:style-name="Strong_20_Emphasis">5) Explain how you can move or copy Jenkins from one server to another?</text:span></text:p>
      <text:list xml:id="list2852186170226592017" text:style-name="L3">
        <text:list-item>
          <text:p text:style-name="P13">Slide a job from one installation of Jenkins to another by copying the related job directory </text:p>
        </text:list-item>
        <text:list-item>
          <text:p text:style-name="P13">Make a copy of an already existing job by making clone of a job directory by a different name </text:p>
        </text:list-item>
        <text:list-item>
          <text:p text:style-name="P3">Renaming an existing job by renaming a directory. </text:p>
        </text:list-item>
      </text:list>
      <text:p text:style-name="P19"><text:span text:style-name="Strong_20_Emphasis">Mention what are the commands you can use to start Jenkins manually?</text:span></text:p>
      <text:p text:style-name="Text_20_body">To start Jenkins manually, you can use either of the following</text:p>
      <text:list xml:id="list360874768298323866" text:style-name="L4">
        <text:list-item>
          <text:p text:style-name="P14"><text:soft-page-break/>(Jenkins_url)/restart: Forces a restart without waiting for builds to complete </text:p>
        </text:list-item>
        <text:list-item>
          <text:p text:style-name="P4">(Jenkin_url)/safeRestart: Allows all running builds to complete </text:p>
        </text:list-item>
      </text:list>
      <text:p text:style-name="Text_20_body"><text:span text:style-name="Strong_20_Emphasis">7) Mention some of the useful plugins in Jenkin?</text:span></text:p>
      <text:p text:style-name="Text_20_body">Some of the important plugins in Jenkin includes</text:p>
      <text:list xml:id="list8132875988039816408" text:style-name="L5">
        <text:list-item>
          <text:p text:style-name="P15">Maven 2 project </text:p>
        </text:list-item>
        <text:list-item>
          <text:p text:style-name="P15">Amazon EC2 </text:p>
        </text:list-item>
        <text:list-item>
          <text:p text:style-name="P15">HTML publisher </text:p>
        </text:list-item>
        <text:list-item>
          <text:p text:style-name="P15">Copy artifact </text:p>
        </text:list-item>
        <text:list-item>
          <text:p text:style-name="P15">Join </text:p>
        </text:list-item>
        <text:list-item>
          <text:p text:style-name="P5">Green Balls </text:p>
        </text:list-item>
      </text:list>
      <text:p text:style-name="Text_20_body"><text:span text:style-name="Strong_20_Emphasis">8) Explain how you can deploy a custom build of a core plugin?</text:span></text:p>
      <text:p text:style-name="Text_20_body"><text:bookmark text:name="aswift_1_expand"/><text:bookmark text:name="aswift_1_anchor"/></text:p>
      <text:p text:style-name="Text_20_body">To deploy a custom field of a core plugin, you have to do following things</text:p>
      <text:list xml:id="list5888142909029329887" text:style-name="L6">
        <text:list-item>
          <text:p text:style-name="P16">Stop Jenkins </text:p>
        </text:list-item>
        <text:list-item>
          <text:p text:style-name="P16">Copy the custom HPI to $Jenkins_Home/plugins </text:p>
        </text:list-item>
        <text:list-item>
          <text:p text:style-name="P16">Delete the previously expanded plugin directory </text:p>
        </text:list-item>
        <text:list-item>
          <text:p text:style-name="P16">Make an empty file called &lt;plugin&gt;.hpi.pinned </text:p>
        </text:list-item>
        <text:list-item>
          <text:p text:style-name="P6">Start Jenkins </text:p>
        </text:list-item>
      </text:list>
      <text:p text:style-name="Text_20_body"><text:span text:style-name="Strong_20_Emphasis">9) Explain how can create a backup and copy files in Jenkins?</text:span></text:p>
      <text:p text:style-name="Text_20_body">Jenkins saves all the setting, build artifacts and logs in its home directory, to create a back-up of your Jenkins setup, just copy this directory. You can also copy a job directory to clone or replicate a job or rename the directory.</text:p>
      <text:p text:style-name="Text_20_body"><text:span text:style-name="Strong_20_Emphasis">10) Explain how you can clone a Git repository via Jenkins?</text:span></text:p>
      <text:p text:style-name="Text_20_body">To clone a Git repository via Jenkins, you have to enter the e-mail and user name for your Jenkins system.  For that, you have to switch into your job directory and execute the “git config” command.</text:p>
      <text:p text:style-name="Text_20_body"><text:span text:style-name="Strong_20_Emphasis">11) Explain how you can set up Jenkins job?</text:span></text:p>
      <text:p text:style-name="Text_20_body">To create a project that is handled via jobs in Jenkins.  Select New item from the menu, once this done enter a name for the job and select free-style job. Then click OK to create new job in Jenkins.  The next page enables you to configure your job.</text:p>
      <text:p text:style-name="Text_20_body"><text:span text:style-name="Strong_20_Emphasis">12) Mention what are the two components Jenkins is mainly integrated with?</text:span></text:p>
      <text:p text:style-name="Text_20_body">Jenkin is mainly integrated with two components</text:p>
      <text:list xml:id="list9002478725169965153" text:style-name="L7">
        <text:list-item>
          <text:p text:style-name="P17">Version Control system like GIT, SVN </text:p>
        </text:list-item>
        <text:list-item>
          <text:p text:style-name="P7">And build tools like Apache Maven. </text:p>
        </text:list-item>
      </text:list>
      <text:p text:style-name="P10"><text:bookmark text:name="aswift_2_expand"/><text:bookmark text:name="aswift_2_anchor"/></text:p>
      <text:p text:style-name="P8">https://www.edureka.co/blog/interview-questions/jenkins-interview-ques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itation"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3T20:08:20.816241171</meta:creation-date>
    <dc:date>2017-06-23T20:17:38.354043879</dc:date>
    <meta:editing-duration>PT9M18S</meta:editing-duration>
    <meta:editing-cycles>2</meta:editing-cycles>
    <meta:generator>LibreOffice/5.1.4.2$Linux_X86_64 LibreOffice_project/10m0$Build-2</meta:generator>
    <meta:document-statistic meta:table-count="0" meta:image-count="0" meta:object-count="0" meta:page-count="2" meta:paragraph-count="51" meta:word-count="624" meta:character-count="3655" meta:non-whitespace-character-count="3076"/>
  </office:meta>
</office:document-meta>
</file>